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2600003DCA0000359177AFC82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fo:font-style="normal" style:font-style-asian="normal" style:font-style-complex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tyle="normal" style:font-style-asian="normal" style:font-style-complex="normal"/>
    </style:style>
    <style:style style:name="P3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 fo:font-style="italic"/>
    </style:style>
    <style:style style:name="P5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/>
    </style:style>
    <style:style style:name="P6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/>
    </style:style>
    <style:style style:name="P7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en" fo:country="US" fo:font-style="italic"/>
    </style:style>
    <style:style style:name="P8" style:family="paragraph" style:parent-style-name="Text_20_body">
      <style:paragraph-properties fo:margin-left="0cm" fo:margin-right="0cm" fo:text-align="justify" style:justify-single-word="false" fo:text-indent="1.244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 New Roman1" fo:font-size="12pt" fo:language="ru" fo:country="RU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fo:font-size="14pt"/>
    </style:style>
    <style:style style:name="P19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1.244cm" style:auto-text-indent="false">
        <style:tab-stops>
          <style:tab-stop style:position="8.758cm"/>
        </style:tab-stops>
      </style:paragraph-properties>
      <style:text-properties fo:font-size="14pt" fo:font-style="italic" style:font-style-asian="normal" style:font-style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font-weight="bold" style:font-weight-asian="bold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font-style="normal" style:font-style-asian="normal" style:font-style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text-align="justify" style:justify-single-word="false" fo:text-indent="1.244cm" style:auto-text-indent="false"/>
    </style:style>
    <style:style style:name="P25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tyle="italic" style:font-style-asian="italic" style:font-style-complex="italic"/>
    </style:style>
    <style:style style:name="P26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weight="bold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4pt" fo:font-style="italic"/>
    </style:style>
    <style:style style:name="P28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/>
    </style:style>
    <style:style style:name="P29" style:family="paragraph" style:parent-style-name="Text_20_body">
      <style:paragraph-properties fo:margin-left="0cm" fo:margin-right="0cm" fo:text-align="justify" style:justify-single-word="false" fo:text-indent="0.953cm" style:auto-text-indent="false">
        <style:tab-stops>
          <style:tab-stop style:position="6.006cm"/>
        </style:tab-stops>
      </style:paragraph-properties>
      <style:text-properties fo:font-size="14pt" fo:font-style="italic"/>
    </style:style>
    <style:style style:name="P30" style:family="paragraph" style:parent-style-name="Text_20_body">
      <style:paragraph-properties fo:margin-left="0cm" fo:margin-right="0cm" fo:text-align="justify" style:justify-single-word="false" fo:text-indent="0.953cm" style:auto-text-indent="false">
        <style:tab-stops>
          <style:tab-stop style:position="5.98cm"/>
        </style:tab-stops>
      </style:paragraph-properties>
      <style:text-properties fo:font-size="14pt" fo:font-style="italic"/>
    </style:style>
    <style:style style:name="P31" style:family="paragraph" style:parent-style-name="Text_20_body">
      <style:paragraph-properties fo:margin-left="0cm" fo:margin-right="0cm" fo:text-align="justify" style:justify-single-word="false" fo:text-indent="0.953cm" style:auto-text-indent="false">
        <style:tab-stops/>
      </style:paragraph-properties>
      <style:text-properties fo:font-size="14pt" fo:font-style="italic"/>
    </style:style>
    <style:style style:name="P32" style:family="paragraph" style:parent-style-name="Text_20_body">
      <style:paragraph-properties fo:margin-left="0cm" fo:margin-right="0cm" fo:text-align="justify" style:justify-single-word="false" fo:text-indent="0.953cm" style:auto-text-indent="false"/>
    </style:style>
    <style:style style:name="P33" style:family="paragraph" style:parent-style-name="Text_20_body">
      <style:paragraph-properties fo:margin-left="0cm" fo:margin-right="0cm" fo:text-align="justify" style:justify-single-word="false" fo:text-indent="0.953cm" style:auto-text-indent="false">
        <style:tab-stops>
          <style:tab-stop style:position="8.705cm"/>
        </style:tab-stops>
      </style:paragraph-properties>
    </style:style>
    <style:style style:name="P34" style:family="paragraph" style:parent-style-name="Text_20_body">
      <style:paragraph-properties fo:margin-left="0cm" fo:margin-right="0cm" fo:text-align="justify" style:justify-single-word="false" fo:text-indent="0.953cm" style:auto-text-indent="false">
        <style:tab-stops>
          <style:tab-stop style:position="8.705cm"/>
        </style:tab-stops>
      </style:paragraph-properties>
      <style:text-properties fo:language="en" fo:country="US"/>
    </style:style>
    <style:style style:name="P35" style:family="paragraph" style:parent-style-name="Text_20_body">
      <style:paragraph-properties fo:margin-left="0cm" fo:margin-right="0cm" fo:text-align="justify" style:justify-single-word="false" fo:text-indent="0.953cm" style:auto-text-indent="false">
        <style:tab-stops/>
      </style:paragraph-properties>
      <style:text-properties fo:language="en" fo:country="US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weight="normal" style:font-weight-asian="normal" style:font-weight-complex="normal"/>
    </style:style>
    <style:style style:name="T3" style:family="text">
      <style:text-properties style:font-name="Times New Roman1" fo:font-style="italic" style:font-style-asian="italic" style:font-style-complex="italic"/>
    </style:style>
    <style:style style:name="T4" style:family="text">
      <style:text-properties style:font-name="Times New Roman1" fo:language="en" fo:country="US"/>
    </style:style>
    <style:style style:name="T5" style:family="text">
      <style:text-properties style:font-name="Times New Roman1" fo:language="en" fo:country="US" fo:font-style="italic" style:font-style-asian="italic" style:font-style-complex="italic"/>
    </style:style>
    <style:style style:name="T6" style:family="text">
      <style:text-properties style:font-name="Times New Roman1" fo:language="en" fo:country="US" fo:font-style="normal" style:font-style-asian="normal" style:font-style-complex="normal"/>
    </style:style>
    <style:style style:name="T7" style:family="text">
      <style:text-properties style:font-name="Times New Roman1"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style:font-name="Times New Roman1" fo:language="ru" fo:country="RU" style:language-asian="zxx" style:country-asian="none" style:language-complex="zxx" style:country-complex="none"/>
    </style:style>
    <style:style style:name="T9" style:family="text">
      <style:text-properties style:font-name="Times New Roman1" fo:font-size="14pt"/>
    </style:style>
    <style:style style:name="T10" style:family="text"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1" fo:font-size="14pt" fo:language="ru" fo:country="RU" fo:font-style="normal" style:font-style-asian="normal" style:font-style-complex="normal"/>
    </style:style>
    <style:style style:name="T12" style:family="text">
      <style:text-properties style:font-name="Times New Roman1" fo:font-size="14pt"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T13" style:family="text">
      <style:text-properties style:font-name="Times New Roman1" fo:font-size="14pt" fo:language="en" fo:country="US" fo:font-style="italic"/>
    </style:style>
    <style:style style:name="T14" style:family="text">
      <style:text-properties style:font-name="Times New Roman1" fo:font-size="14pt" fo:language="en" fo:country="US" fo:font-style="italic" fo:font-weight="bold"/>
    </style:style>
    <style:style style:name="T15" style:family="text">
      <style:text-properties style:font-name="Times New Roman1" fo:font-size="14pt" fo:language="en" fo:country="US" fo:font-style="normal" style:font-style-asian="normal" style:font-style-complex="normal"/>
    </style:style>
    <style:style style:name="T16" style:family="text">
      <style:text-properties style:font-name="Times New Roman1" fo:font-size="14pt" fo:font-style="italic"/>
    </style:style>
    <style:style style:name="T17" style:family="text">
      <style:text-properties style:font-name="Times New Roman1" fo:font-size="14pt" fo:font-style="italic" fo:font-weight="bold"/>
    </style:style>
    <style:style style:name="T18" style:family="text">
      <style:text-properties fo:font-size="14pt"/>
    </style:style>
    <style:style style:name="T19" style:family="text">
      <style:text-properties fo:font-size="14pt" fo:language="en" fo:country="US"/>
    </style:style>
    <style:style style:name="T20" style:family="text">
      <style:text-properties fo:font-size="14pt" fo:language="en" fo:country="US" fo:font-style="italic"/>
    </style:style>
    <style:style style:name="T21" style:family="text">
      <style:text-properties fo:font-size="14pt" fo:language="en" fo:country="US" fo:font-style="normal" style:font-style-asian="normal" style:font-style-complex="normal"/>
    </style:style>
    <style:style style:name="T22" style:family="text">
      <style:text-properties fo:font-size="14pt" fo:font-style="italic"/>
    </style:style>
    <style:style style:name="T23" style:family="text">
      <style:text-properties fo:font-size="14pt" fo:language="ru" fo:country="RU"/>
    </style:style>
    <style:style style:name="T24" style:family="text">
      <style:text-properties fo:font-size="14pt" fo:language="ru" fo:country="RU" fo:font-style="italic"/>
    </style:style>
    <style:style style:name="T25" style:family="text">
      <style:text-properties fo:font-size="14pt" fo:language="ru" fo:country="RU" fo:font-style="italic" style:font-style-asian="normal" style:font-style-complex="normal"/>
    </style:style>
    <style:style style:name="T26" style:family="text">
      <style:text-properties fo:font-size="14pt" fo:language="ru" fo:country="RU" fo:font-style="normal" style:font-style-asian="normal" style:font-style-complex="normal"/>
    </style:style>
    <style:style style:name="T27" style:family="text">
      <style:text-properties fo:font-style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italic"/>
    </style:style>
    <style:style style:name="T32" style:family="text">
      <style:text-properties fo:language="en" fo:country="US" style:language-asian="zxx" style:country-asian="none" style:language-complex="zxx" style:country-complex="non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language="ru" fo:country="RU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ЕДЕРАЛЬНОЕ АГЕНСТВО ПО ОБРАЗОВАНИЮ</text:p>
      <text:p text:style-name="P10">ГОСУДАРСТВЕННОЕ ОБРАЗОВАТЕЛЬНОЕ УЧРЕЖДЕНИЕ</text:p>
      <text:p text:style-name="P10">ВЫСШЕГО ПРОФЕССИОНАЛЬНОГО ОБРАЗОВАНИЯ</text:p>
      <text:p text:style-name="P10">ВЯТСКИЙ ГОСУДАРСТВЕННЫЙ УНИВЕРСИТЕТ</text:p>
      <text:p text:style-name="P10">ФАКУЛЬТЕТ ПРИКЛАДНОЙ МАТЕМАТИКИ И ТЕЛЕКОММУНИКАЦИЙ</text:p>
      <text:p text:style-name="P10">КАФЕДРА ПРИКЛАДНОЙ МАТЕМАТИКИ И ТЕЛЕКОММУНИКАЦИЙ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Отчёт по лабораторной работе №2</text:p>
      <text:p text:style-name="P10">По дисциплине «Практикум на ЭВМ»</text:p>
      <text:p text:style-name="P10">Тема: «Одномерные массивы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Выполнил:<text:tab/> <text:s text:c="17"/>студент группы ПМ-11_________________Кислицын И.К.</text:p>
      <text:p text:style-name="P11">Проверил: <text:s text:c="13"/>преподаватель кафедры ПМ и И______________Минина И.Н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Киров 2009</text:p>
      <text:p text:style-name="P15">Цель работы</text:p>
      <text:p text:style-name="P12"/>
      <text:p text:style-name="P18"><text:span text:style-name="T2">Изучить правила работы с одномерными массивами.</text:span></text:p>
      <text:p text:style-name="P9">Задание</text:p>
      <text:p text:style-name="P27">Вариант 12</text:p>
      <text:p text:style-name="P32"><text:span text:style-name="T18">В одномерном массиве, состоящем из </text:span><text:span text:style-name="T20">n</text:span> <text:span text:style-name="T18">вещественных элементов, вычислить:</text:span></text:p>
      <text:p text:style-name="P28">1.) номер максимального по модулю элемента массива;</text:p>
      <text:p text:style-name="P28">2.)сумму элементов массива, расположенных после первого положительного элемента.</text:p>
      <text:p text:style-name="P32"><text:span text:style-name="T18">Преобразовать массив таким образом, чтобы сначала располагались все элементы массива, целая часть которых лежит в интервале </text:span><text:span text:style-name="T22">[</text:span><text:span text:style-name="T20">a</text:span><text:span text:style-name="T22">,</text:span><text:span text:style-name="T20">b</text:span><text:span text:style-name="T22">]</text:span><text:span text:style-name="T18">, а потом – все остальные.</text:span></text:p>
      <text:p text:style-name="P13">Схема алгоритма работы программы</text:p>
      <text:p text:style-name="P13"><draw:frame draw:style-name="fr1" draw:name="Графический объект1" text:anchor-type="paragraph" svg:width="16.637cm" svg:height="15.866cm" draw:z-index="0"><draw:image xlink:href="Pictures/2000022600003DCA0000359177AFC823.svm" xlink:type="simple" xlink:show="embed" xlink:actuate="onLoad"/></draw:frame></text:p>
      <text:p text:style-name="P13"><text:soft-page-break/></text:p>
      <text:p text:style-name="P13"/>
      <text:p text:style-name="P13"/>
      <text:p text:style-name="P13">Листинг программы</text:p>
      <text:p text:style-name="P13"/>
      <text:p text:style-name="P13"><text:span text:style-name="T33">#include &lt;stdafx.h&gt;</text:span></text:p>
      <text:p text:style-name="P13"><text:span text:style-name="T33">#include &lt;stdio.h&gt;</text:span></text:p>
      <text:p text:style-name="P13"><text:span text:style-name="T33">#include &lt;locale.h&gt;</text:span></text:p>
      <text:p text:style-name="P13"><text:span text:style-name="T33">#include &lt;conio.h&gt;</text:span></text:p>
      <text:p text:style-name="P13"><text:span text:style-name="T33">#include &lt;math.h&gt;</text:span></text:p>
      <text:p text:style-name="P13"><text:span text:style-name="T33">#include &lt;string.h&gt;</text:span></text:p>
      <text:p text:style-name="P13"><text:span text:style-name="T33"/></text:p>
      <text:p text:style-name="P13"><text:span text:style-name="T33"/></text:p>
      <text:p text:style-name="P13"><text:span text:style-name="T33">int main()</text:span></text:p>
      <text:p text:style-name="P13"><text:span text:style-name="T33">{</text:span></text:p>
      <text:p text:style-name="P13"><text:span text:style-name="T33"><text:tab/>setlocale(LC_ALL, "Russian");</text:span></text:p>
      <text:p text:style-name="P13"><text:span text:style-name="T33"><text:tab/>int i, ind, ind2, n, c;<text:tab/>//</text:span><text:span text:style-name="T36">Ввод переменных и массива</text:span></text:p>
      <text:p text:style-name="P13"><text:span text:style-name="T33"><text:tab/>const int j = 50;</text:span></text:p>
      <text:p text:style-name="P13"><text:span text:style-name="T33"><text:tab/>double massiv[j], max, S = 0, a, b, min;</text:span></text:p>
      <text:p text:style-name="P13"><text:span text:style-name="T33"><text:tab/><text:tab/></text:span></text:p>
      <text:p text:style-name="P13"><text:span text:style-name="T33"><text:tab/>puts("Здравствуйте! Вас приветствует программа вычисления:\n</text:span></text:p>
      <text:p text:style-name="P13"><text:span text:style-name="T33"><text:tab/>1)номера максимального по модулю элемента массива;");</text:span></text:p>
      <text:p text:style-name="P13"><text:span text:style-name="T33"><text:tab/>puts("2)суммы элементов массива, расположенных после первого <text:tab/>положительного элемента;");</text:span></text:p>
      <text:p text:style-name="P13"><text:span text:style-name="T33"><text:tab/>puts("а так же направленная на преобразование массива таким образом, <text:tab/>чтобы cначала \n\</text:span></text:p>
      <text:p text:style-name="P13"><text:span text:style-name="T33"><text:tab/>располагались все элементы массива, целая часть которых лежит в <text:tab/>интервале [a,b],а потом – все остальные.");<text:tab/>//</text:span><text:span text:style-name="T36">Назначение программы</text:span></text:p>
      <text:p text:style-name="P13"><text:span text:style-name="T33"><text:tab/>printf("\nВведите длину массива (не более %d)\n", j);</text:span></text:p>
      <text:p text:style-name="P13"><text:span text:style-name="T33"><text:tab/>scanf_s("%d", &amp;n);</text:span></text:p>
      <text:p text:style-name="P13"><text:span text:style-name="T33"><text:tab/>for(i = 0; i &lt; n; i++)<text:tab/><text:tab/><text:tab/></text:span><text:span text:style-name="T35">//</text:span><text:span text:style-name="T36">Ввод массива</text:span></text:p>
      <text:p text:style-name="P13"><text:span text:style-name="T33"><text:tab/>{</text:span></text:p>
      <text:p text:style-name="P13"><text:span text:style-name="T33"><text:tab/><text:tab/>printf("n%d = ", i + 1);</text:span></text:p>
      <text:p text:style-name="P13"><text:span text:style-name="T33"><text:tab/><text:tab/>scanf_s("%lf", &amp;massiv[i]);</text:span></text:p>
      <text:p text:style-name="P13"><text:span text:style-name="T33"><text:tab/>}</text:span></text:p>
      <text:p text:style-name="P13"><text:span text:style-name="T33"><text:tab/></text:span></text:p>
      <text:p text:style-name="P13"><text:span text:style-name="T33"><text:tab/>max = fabs(massiv[0]);</text:span></text:p>
      <text:p text:style-name="P13"><text:span text:style-name="T33"><text:tab/>ind = 0;</text:span></text:p>
      <text:p text:style-name="P13"><text:span text:style-name="T33"><text:tab/>for (i = 0; i &lt; n; i++)</text:span></text:p>
      <text:p text:style-name="P13"><text:span text:style-name="T33"><text:tab/>{</text:span></text:p>
      <text:p text:style-name="P13"><text:span text:style-name="T33"><text:tab/><text:tab/>if (fabs(massiv[i]) &gt; max) <text:tab/>//</text:span><text:span text:style-name="T36">Поиск максимального по модулю эл-та</text:span></text:p>
      <text:p text:style-name="P13"><text:span text:style-name="T33"><text:tab/><text:tab/>{</text:span></text:p>
      <text:p text:style-name="P13"><text:span text:style-name="T33"><text:tab/><text:tab/><text:tab/>max = fabs(massiv[i]);</text:span></text:p>
      <text:p text:style-name="P13"><text:span text:style-name="T33"><text:tab/><text:tab/><text:tab/>ind = i;</text:span></text:p>
      <text:p text:style-name="P13"><text:span text:style-name="T33"><text:tab/><text:tab/>}</text:span></text:p>
      <text:p text:style-name="P13"><text:soft-page-break/><text:span text:style-name="T33"><text:tab/>}</text:span></text:p>
      <text:p text:style-name="P13"><text:span text:style-name="T33"><text:tab/>printf("1)Самый большой по модулю элемент находится под номером <text:tab/>%d\n \n",ind + 1);</text:span></text:p>
      <text:p text:style-name="P13"><text:span text:style-name="T33"><text:tab/>for (i = 0; i &lt; n; i++)</text:span></text:p>
      <text:p text:style-name="P13"><text:span text:style-name="T33"><text:tab/>{</text:span></text:p>
      <text:p text:style-name="P13"><text:span text:style-name="T33"><text:tab/><text:tab/>if (massiv[i] &gt; 0)<text:tab/><text:tab/>//</text:span><text:span text:style-name="T36">Поиск первого положительного эл-та</text:span></text:p>
      <text:p text:style-name="P13"><text:span text:style-name="T33"><text:tab/><text:tab/>{</text:span></text:p>
      <text:p text:style-name="P13"><text:span text:style-name="T33"><text:tab/><text:tab/><text:tab/>ind2 = i;</text:span></text:p>
      <text:p text:style-name="P13"><text:span text:style-name="T33"><text:tab/><text:tab/><text:tab/>break;</text:span></text:p>
      <text:p text:style-name="P13"><text:span text:style-name="T33"><text:tab/><text:tab/>}</text:span></text:p>
      <text:p text:style-name="P13"><text:span text:style-name="T33"><text:tab/>}</text:span></text:p>
      <text:p text:style-name="P13"><text:span text:style-name="T33"><text:tab/>for (i = ind2 + 1; i &lt; n; i++)<text:tab/>//</text:span><text:span text:style-name="T36">Сумма последующих</text:span></text:p>
      <text:p text:style-name="P13"><text:span text:style-name="T33"><text:tab/><text:tab/>S +=massiv[i];</text:span></text:p>
      <text:p text:style-name="P13"><text:span text:style-name="T33"><text:tab/>printf("2)Сумма элементов массива, расположенных после первого <text:tab/>положительного элемента составляет %0.5lf\n \n",S);</text:span></text:p>
      <text:p text:style-name="P13"><text:span text:style-name="T33"><text:tab/>printf("Введите числа a и b\n");</text:span></text:p>
      <text:p text:style-name="P13"><text:span text:style-name="T33"><text:tab/>scanf_s("%lf%lf", &amp;a, &amp;b);<text:tab/><text:tab/>//</text:span><text:span text:style-name="T36">Ввод границ отрезка</text:span></text:p>
      <text:p text:style-name="P13"><text:span text:style-name="T33"><text:tab/>if (a &gt; b) <text:tab/><text:tab/><text:tab/><text:tab/><text:tab/>//</text:span><text:span text:style-name="T36">Поиск максимального <text:s/>мин. среди них</text:span></text:p>
      <text:p text:style-name="P13"><text:span text:style-name="T33"><text:tab/>{</text:span></text:p>
      <text:p text:style-name="P13"><text:span text:style-name="T33"><text:tab/><text:tab/>max = a;</text:span></text:p>
      <text:p text:style-name="P13"><text:span text:style-name="T33"><text:tab/><text:tab/>min = b;</text:span></text:p>
      <text:p text:style-name="P13"><text:span text:style-name="T33"><text:tab/>}</text:span></text:p>
      <text:p text:style-name="P13"><text:span text:style-name="T33"><text:tab/>else </text:span></text:p>
      <text:p text:style-name="P13"><text:span text:style-name="T33"><text:tab/>{</text:span></text:p>
      <text:p text:style-name="P13"><text:span text:style-name="T33"><text:tab/><text:tab/>min = a;</text:span></text:p>
      <text:p text:style-name="P13"><text:span text:style-name="T33"><text:tab/><text:tab/>max = b;</text:span></text:p>
      <text:p text:style-name="P13"><text:span text:style-name="T33"><text:tab/>}</text:span></text:p>
      <text:p text:style-name="P13"><text:span text:style-name="T33"><text:tab/></text:span></text:p>
      <text:p text:style-name="P13"><text:span text:style-name="T33"><text:tab/>ind = 0;</text:span></text:p>
      <text:p text:style-name="P13"><text:span text:style-name="T33"><text:tab/>for (i = 0; i &lt; n; i++)<text:tab/>//</text:span><text:span text:style-name="T36">Поиск эл-тов, подходящих под условие</text:span></text:p>
      <text:p text:style-name="P13"><text:span text:style-name="T33"><text:tab/>{</text:span></text:p>
      <text:p text:style-name="P13"><text:span text:style-name="T33"><text:tab/><text:tab/>if (((int)massiv[i] &lt; max) &amp;&amp; ((int)massiv[i] &gt; min)) </text:span></text:p>
      <text:p text:style-name="P13"><text:span text:style-name="T33"><text:tab/><text:tab/>{ </text:span></text:p>
      <text:p text:style-name="P13"><text:span text:style-name="T33"><text:tab/><text:tab/><text:tab/>b = massiv[i];<text:tab/>//</text:span><text:span text:style-name="T36">Перемещение искомых на начало</text:span></text:p>
      <text:p text:style-name="P13"><text:span text:style-name="T33"><text:tab/><text:tab/><text:tab/>for (c = i; c &gt; ind; c--)</text:span></text:p>
      <text:p text:style-name="P13"><text:span text:style-name="T33"><text:tab/><text:tab/><text:tab/>{</text:span></text:p>
      <text:p text:style-name="P13"><text:span text:style-name="T33"><text:tab/><text:tab/><text:tab/><text:tab/>massiv[c] = massiv[c - 1];</text:span></text:p>
      <text:p text:style-name="P13"><text:span text:style-name="T33"><text:tab/><text:tab/><text:tab/>}</text:span></text:p>
      <text:p text:style-name="P13"><text:span text:style-name="T33"><text:tab/><text:tab/><text:tab/>massiv[ind] = b;</text:span></text:p>
      <text:p text:style-name="P13"><text:span text:style-name="T33"><text:tab/><text:tab/><text:tab/>ind++;</text:span></text:p>
      <text:p text:style-name="P13"><text:span text:style-name="T33"><text:tab/><text:tab/>}</text:span></text:p>
      <text:p text:style-name="P13"><text:span text:style-name="T33"><text:tab/>}</text:span></text:p>
      <text:p text:style-name="P13"><text:span text:style-name="T33"><text:tab/>printf("Порядок элементов после изменения стал таким:\n \n");</text:span></text:p>
      <text:p text:style-name="P13"><text:span text:style-name="T33"><text:tab/>for (i = 0; i &lt; n; i++)<text:tab/><text:tab/>//</text:span><text:span text:style-name="T36">Вывод получившегося массива</text:span></text:p>
      <text:p text:style-name="P13"><text:span text:style-name="T33"><text:tab/>{</text:span></text:p>
      <text:p text:style-name="P13"><text:soft-page-break/><text:span text:style-name="T33"><text:tab/><text:tab/></text:span></text:p>
      <text:p text:style-name="P13"><text:span text:style-name="T33"><text:tab/><text:tab/>printf("n%d = %0.5lf\n", i, massiv[i]);</text:span></text:p>
      <text:p text:style-name="P13"><text:span text:style-name="T33"><text:tab/>}</text:span></text:p>
      <text:p text:style-name="P13"><text:span text:style-name="T33"><text:tab/></text:span></text:p>
      <text:p text:style-name="P13"><text:span text:style-name="T33"><text:tab/>_getch();</text:span></text:p>
      <text:p text:style-name="P13"><text:span text:style-name="T33"><text:tab/>return 0;</text:span></text:p>
      <text:p text:style-name="P13"><text:span text:style-name="T33">}</text:span></text:p>
      <text:p text:style-name="P12"/>
      <text:p text:style-name="P13">Ответы на контрольные вопросы:</text:p>
      <text:p text:style-name="P23">Приведите примеры инициализации одномерных массивов .</text:p>
      <text:p text:style-name="P3"><text:span text:style-name="T1"><text:tab/><text:tab/></text:span><text:span text:style-name="T4">double massiv[50];<text:tab/>//</text:span><text:span text:style-name="T3">Первый вариант</text:span></text:p>
      <text:p text:style-name="P3"><text:span text:style-name="T4"><text:tab/><text:tab/>const int i = 80;<text:tab/><text:tab/></text:span><text:span text:style-name="T1">//</text:span><text:span text:style-name="T3">Второй вариант</text:span></text:p>
      <text:p text:style-name="P3"><text:span text:style-name="T4"><text:tab/><text:tab/>char str[i];</text:span></text:p>
      <text:p text:style-name="P3"><text:span text:style-name="T4"><text:tab/><text:tab/>#define N 300<text:tab/><text:tab/>//</text:span><text:span text:style-name="T3">Третий вариант</text:span></text:p>
      <text:p text:style-name="P3"><text:span text:style-name="T4"><text:tab/><text:tab/>…</text:span></text:p>
      <text:p text:style-name="P3"><text:span text:style-name="T4"><text:tab/><text:tab/>float mass[N];</text:span></text:p>
      <text:p text:style-name="P21"><text:span text:style-name="T1">Каким образом осуществляется доступ к нужному элементу массива</text:span>?</text:p>
      <text:p text:style-name="P8"><text:span text:style-name="T18"><text:tab/><text:tab/></text:span><text:span text:style-name="T23">При инициализации массива (например, </text:span><text:span text:style-name="T19">mass</text:span><text:span text:style-name="T23">), указывается его <text:tab/>размер (напрмер, </text:span><text:span text:style-name="T19">N</text:span><text:span text:style-name="T23">). Это значит, что массив содержит </text:span><text:span text:style-name="T19">N </text:span><text:span text:style-name="T23">элементов. <text:tab/>первый под именем </text:span><text:span text:style-name="T19">mass[0], </text:span><text:span text:style-name="T23">второй под </text:span><text:span text:style-name="T19">mass[1], </text:span><text:span text:style-name="T23">и так далее, последний – <text:tab/></text:span><text:span text:style-name="T19">mass[N-1]. </text:span><text:span text:style-name="T23">Доступ к нужному элементу массива осуществляется, зная его <text:tab/>номер</text:span><text:span text:style-name="T19">.</text:span></text:p>
      <text:p text:style-name="P26"><text:span text:style-name="T9">Чем отличаются функции </text:span><text:span text:style-name="T13">scanf</text:span><text:span text:style-name="T16">()</text:span><text:span text:style-name="T18"> </text:span><text:span text:style-name="T9">и </text:span><text:span text:style-name="T13">gets</text:span><text:span text:style-name="T16">()</text:span><text:span text:style-name="T9">, </text:span><text:span text:style-name="T13">printf</text:span><text:span text:style-name="T16">()</text:span><text:span text:style-name="T18"> </text:span><text:span text:style-name="T9">и </text:span><text:span text:style-name="T13">puts</text:span><text:span text:style-name="T16">()</text:span><text:span text:style-name="T9">?</text:span><text:span text:style-name="T18"> </text:span></text:p>
      <text:p text:style-name="P8"><text:span text:style-name="T18"><text:tab/><text:tab/></text:span><text:span text:style-name="T26">Функция </text:span><text:span text:style-name="T21">scanf() </text:span><text:span text:style-name="T11">предназначена</text:span><text:span text:style-name="T15"> </text:span><text:span text:style-name="T11">для</text:span><text:span text:style-name="T15"> </text:span><text:span text:style-name="T11">форматированного</text:span><text:span text:style-name="T15"> </text:span><text:span text:style-name="T11">ввода</text:span><text:span text:style-name="T15"> <text:tab/></text:span><text:span text:style-name="T11">информации</text:span><text:span text:style-name="T15"> </text:span><text:span text:style-name="T11">любого</text:span><text:span text:style-name="T15"> </text:span><text:span text:style-name="T11">вида</text:span><text:span text:style-name="T26">, а </text:span><text:span text:style-name="T21">gets</text:span><text:span text:style-name="T26">() считывает строку с пробелами до <text:tab/>нажатия клавиши </text:span><text:span text:style-name="T21">Enter. </text:span><text:span text:style-name="T12">Общий</text:span><text:span text:style-name="T15"> </text:span><text:span text:style-name="T12">вид</text:span><text:span text:style-name="T15"> </text:span><text:span text:style-name="T12">функции</text:span><text:span text:style-name="T15"> scanf():</text:span></text:p>
      <text:p text:style-name="P25">scanf (&lt;управляющая строка&gt;, &lt; список адресов&gt;);<text:span text:style-name="T19"> </text:span></text:p>
      <text:p text:style-name="P8"><text:span text:style-name="T26"><text:tab/><text:tab/>Функция </text:span><text:span text:style-name="T21">puts() </text:span><text:span text:style-name="T26">выводит строку символов и переходит на новую <text:tab/>строку автоматичеки, а </text:span><text:span text:style-name="T21">printf() </text:span><text:span text:style-name="T26">позволяет выводить форматированные <text:tab/>данные. формат следующий:</text:span></text:p>
      <text:p text:style-name="P8"><text:span text:style-name="T26"><text:tab/> </text:span><text:span text:style-name="T25">рrintf (&lt;управляющая строка&gt;, &lt;список аргументов&gt;);</text:span></text:p>
      <text:p text:style-name="P21">Предложите вариант перестановки двух элементов массива, не используя вспомогательной переменной.</text:p>
      <text:p text:style-name="P29">Входные данные: <text:tab/> А = 3.2, В = 5.6</text:p>
      <text:p text:style-name="P30">Выходные данные:<text:tab/> А = 5.6, В = 3.2</text:p>
      <text:p text:style-name="P31"><text:tab/><text:tab/><text:span text:style-name="T30">A = A*B;</text:span></text:p>
      <text:p text:style-name="P31"><text:span text:style-name="T30"><text:tab/><text:tab/>B = A/B;</text:span></text:p>
      <text:p text:style-name="P31"><text:span text:style-name="T30"><text:tab/><text:tab/>A = A/B;</text:span></text:p>
      <text:p text:style-name="P21"><text:soft-page-break/>Дана произвольная последовательность чисел, содержащая элементы 1 и 2. Получите новую «инвертированную» последовательность чисел, в которой вместо всех элементов 1 будут стоять элементы 2, а вместо элементов 2 – элементы 1. Предложите оптимальный вариант решения. </text:p>
      <text:p text:style-name="P8"><text:span text:style-name="T18"/></text:p>
      <text:p text:style-name="P20"><text:span text:style-name="T34">Входная последовательность:<text:tab/> 1 2 2 1 1 1 2 2 2 1 2 1</text:span></text:p>
      <text:p text:style-name="P33"><text:span text:style-name="T22">Выходная последовательность:</text:span><text:tab/> <text:span text:style-name="T22">2 1 1 2 2 2 1 1 1 2 1 2</text:span></text:p>
      <text:p text:style-name="P33"><text:span text:style-name="T22"/></text:p>
      <text:p text:style-name="P34"><text:span text:style-name="T22">int mas[12];</text:span></text:p>
      <text:p text:style-name="P34"><text:span text:style-name="T22">for(i = 0; i &lt; 12; i++);</text:span></text:p>
      <text:p text:style-name="P35"><text:span text:style-name="T22"><text:tab/><text:tab/>scanf(“%d”, mas[i]);</text:span></text:p>
      <text:p text:style-name="P34"><text:span text:style-name="T22">for(i = 0; i &lt; 12; i++);</text:span></text:p>
      <text:p text:style-name="P34"><text:span text:style-name="T22">{</text:span></text:p>
      <text:p text:style-name="P34"><text:span text:style-name="T22">if (mac[i] == 1) </text:span></text:p>
      <text:p text:style-name="P35"><text:span text:style-name="T22"><text:tab/><text:tab/>mac[i] = 2;</text:span></text:p>
      <text:p text:style-name="P35"><text:span text:style-name="T22">else if (mac[i] == 2)</text:span></text:p>
      <text:p text:style-name="P35"><text:span text:style-name="T22"><text:tab/><text:tab/>mac[i] == 1;</text:span></text:p>
      <text:p text:style-name="P34"><text:span text:style-name="T22">}</text:span></text:p>
      <text:p text:style-name="P34"><text:span text:style-name="T22">for(i = 0; i &lt; 12; i++);</text:span></text:p>
      <text:p text:style-name="P35"><text:span text:style-name="T22"><text:tab/><text:tab/>printf(“%d ”, mas[i]);</text:span></text:p>
      <text:p text:style-name="P22"><text:span text:style-name="T34"/></text:p>
      <text:p text:style-name="P5"/>
      <text:p text:style-name="P8"><text:span text:style-name="T23"/></text:p>
      <text:p text:style-name="P13"/>
      <text:p text:style-name="P13">Краткие выводы </text:p>
      <text:p text:style-name="P16">В ходе выполнения данной лабораторной работы были изучены <text:span text:style-name="T30"><text:s/></text:span><text:span text:style-name="T37">правила</text:span><text:span text:style-name="T30"> </text:span><text:span text:style-name="T37">работы</text:span><text:span text:style-name="T30"> </text:span><text:span text:style-name="T37">с</text:span><text:span text:style-name="T30"> </text:span><text:span text:style-name="T37">одномерными</text:span><text:span text:style-name="T30"> </text:span><text:span text:style-name="T37">массивами</text:span><text:span text:style-name="T32">, </text:span><text:span text:style-name="T37">получен опыт работы с массивами и строк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31M24S</meta:editing-duration>
    <meta:editing-cycles>21</meta:editing-cycles>
    <meta:generator>OpenOffice.org/3.1$Win32 OpenOffice.org_project/310m19$Build-9420</meta:generator>
    <dc:date>2009-10-04T18:47:16.32</dc:date>
    <meta:print-date>2009-10-04T18:44:04.48</meta:print-date>
    <meta:document-statistic meta:table-count="0" meta:image-count="1" meta:object-count="0" meta:page-count="6" meta:paragraph-count="145" meta:word-count="752" meta:character-count="5028"/>
    <meta:user-defined meta:name="Info 1"/>
    <meta:user-defined meta:name="Info 2"/>
    <meta:user-defined meta:name="Info 3"/>
    <meta:user-defined meta:name="Info 4"/>
  </office:meta>
</office:document-meta>
</file>